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citationItems&quot;:[{&quot;uri&quot;:[&quot;http://zotero.org/users/29527/items/86A2I9GT&quot;]}]} RNDumsXQUvoql"/>(Bowker 2005)<text:reference-mark-end text:name="ZOTERO_ITEM {&quot;citationItems&quot;:[{&quot;uri&quot;:[&quot;http://zotero.org/users/29527/items/86A2I9GT&quot;]}]} RNDumsXQUvoql"/></text:p>
      <text:p text:style-name="Standard">The issue of what happens to data as it gets from the field to the scientific article has been extensively explored in the science studies literature … There has been little analysis of what happens as one gets from raw data to databases (and even less of the move from databases to analysis) – and whether decisions taken in the process have continuing effects on the interpretation and use of the resultant data stores. 1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4T09:26:08</meta:creation-date>
    <meta:document-statistic meta:table-count="0" meta:image-count="0" meta:object-count="0" meta:page-count="1" meta:paragraph-count="2" meta:word-count="77" meta:character-count="438"/>
    <dc:date>2010-06-14T09:30:00</dc:date>
    <meta:editing-duration>PT00H03M52S</meta:editing-duration>
    <meta:editing-cycles>1</meta:editing-cycles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  <meta:user-defined meta:name="ZOTERO_PREF_1">&lt;data&gt;&lt;session id="eIcquPGI"/&gt;&lt;style id="http://www.zotero.org/styles/asa" hasBibliography="0"/&gt;&lt;prefs&gt;&lt;pref name="fieldType" value="ReferenceMark"/&gt;&lt;pref name="noteType" value="0"/&gt;&lt;/prefs&gt;&lt;/data&gt;</meta:user-defined>
  </office:meta>
</office:document-meta>
</file>